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2" style:family="paragraph" style:parent-style-name="Standard">
      <style:text-properties style:font-name="Arial" fo:font-size="10.0pt" fo:color="#1a1a1a"/>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Claude.AI prompt</text:p>
      <text:p text:style-name="P1"/>
      <text:p text:style-name="P2"><text:span text:style-name="T1">Your task is to analyze how the responses from four different Language Models (LLMs) contributed to a final combined response. You will be given the individual responses from each LLM and the final combined response. Your goal is to identify which parts of each LLM's response made it into the final response.</text:span></text:p>
      <text:p text:style-name="P2"><text:span text:style-name="T1">Here are the responses from the four LLMs:</text:span></text:p>
      <text:p text:style-name="P2"><text:span text:style-name="T1">&lt;LLM1_Response&gt;</text:span></text:p>
      <text:p text:style-name="P2"><text:span text:style-name="T1">{{LLM1_RESPONSE}}</text:span></text:p>
      <text:p text:style-name="P2"><text:span text:style-name="T1">&lt;/LLM1_Response&gt;</text:span></text:p>
      <text:p text:style-name="P2"><text:span text:style-name="T1">&lt;LLM2_Response&gt;</text:span></text:p>
      <text:p text:style-name="P2"><text:span text:style-name="T1">{{LLM2_RESPONSE}}</text:span></text:p>
      <text:p text:style-name="P2"><text:span text:style-name="T1">&lt;/LLM2_Response&gt;</text:span></text:p>
      <text:p text:style-name="P2"><text:span text:style-name="T1">&lt;LLM3_Response&gt;</text:span></text:p>
      <text:p text:style-name="P2"><text:span text:style-name="T1">{{LLM3_RESPONSE}}</text:span></text:p>
      <text:p text:style-name="P2"><text:span text:style-name="T1">&lt;/LLM3_Response&gt;</text:span></text:p>
      <text:p text:style-name="P2"><text:span text:style-name="T1">&lt;LLM4_Response&gt;</text:span></text:p>
      <text:p text:style-name="P2"><text:span text:style-name="T1">{{LLM4_RESPONSE}}</text:span></text:p>
      <text:p text:style-name="P2"><text:span text:style-name="T1">&lt;/LLM4_Response&gt;</text:span></text:p>
      <text:p text:style-name="P2"><text:span text:style-name="T1">And here is the final combined response:</text:span></text:p>
      <text:p text:style-name="P2"><text:span text:style-name="T1">&lt;Final_Response&gt;</text:span></text:p>
      <text:p text:style-name="P2"><text:span text:style-name="T1">{{FINAL_RESPONSE}}</text:span></text:p>
      <text:p text:style-name="P2"><text:span text:style-name="T1">&lt;/Final_Response&gt;</text:span></text:p>
      <text:p text:style-name="P2"><text:span text:style-name="T1">To complete this task, follow these steps:</text:span></text:p>
      <text:p text:style-name="P2"><text:span text:style-name="T1">1. Carefully read through each LLM's response and the final combined response.</text:span></text:p>
      <text:p text:style-name="P2"><text:span text:style-name="T1">2. For each LLM, identify any phrases, sentences, or ideas that appear to have been incorporated into the final response. Look for exact matches, paraphrases, or conceptual similarities.</text:span></text:p>
      <text:p text:style-name="P2"><text:span text:style-name="T1">3. In your analysis, consider not just word-for-word matches, but also how ideas or information from each LLM might have influenced the final response.</text:span></text:p>
      <text:p text:style-name="P2"><text:span text:style-name="T1">4. If you notice that certain parts of the final response don't seem to come from any of the individual LLM responses, make note of this as well.</text:span></text:p>
      <text:p text:style-name="P2"><text:span text:style-name="T1">5. Present your findings in a clear, organized manner. Use the following format for your response:</text:span></text:p>
      <text:p text:style-name="P2"><text:span text:style-name="T1">&lt;Analysis&gt;</text:span></text:p>
      <text:p text:style-name="P2"><text:span text:style-name="T1">LLM1 Contributions:</text:span></text:p>
      <text:p text:style-name="P2"><text:span text:style-name="T1">- [List the parts of LLM1's response that made it to the final response]</text:span></text:p>
      <text:p text:style-name="P2"><text:span text:style-name="T1">LLM2 Contributions:</text:span></text:p>
      <text:p text:style-name="P2"><text:span text:style-name="T1">- [List the parts of LLM2's response that made it to the final response]</text:span></text:p>
      <text:p text:style-name="P2"><text:span text:style-name="T1">LLM3 Contributions:</text:span></text:p>
      <text:p text:style-name="P2"><text:span text:style-name="T1">- [List the parts of LLM3's response that made it to the final response]</text:span></text:p>
      <text:p text:style-name="P2"><text:span text:style-name="T1">LLM4 Contributions:</text:span></text:p>
      <text:p text:style-name="P2"><text:span text:style-name="T1">- [List the parts of LLM4's response that made it to the final response]</text:span></text:p>
      <text:p text:style-name="P2"><text:span text:style-name="T1">Unique Elements in Final Response:</text:span></text:p>
      <text:p text:style-name="P2"><text:span text:style-name="T1">- [List any parts of the final response that don't seem to come directly from any of the LLM responses]</text:span></text:p>
      <text:p text:style-name="P2"><text:span text:style-name="T1">&lt;/Analysis&gt;</text:span></text:p>
      <text:p text:style-name="P2"><text:span text:style-name="T1">6. If you're unsure about the origin of a particular part of the final response, you may indicate this uncertainty in your analysis.</text:span></text:p>
      <text:p text:style-name="P2"><text:span text:style-name="T1">Remember, your goal is to provide a clear and accurate breakdown of how each LLM's response contributed to the final combined response. Be thorough in your analysis and present your findings in a well-organized manner.</text:span></text:p>
      <text:p text:style-name="P2"><text:span text:style-name="T1"/></text:p>
      <text:p text:style-name="P2"><text:span text:style-name="T1"/></text:p>
      <text:p text:style-name="P2"><text:span text:style-name="T1">Response:</text:span></text:p>
      <text:p text:style-name="P2"><text:span text:style-name="T1"/></text:p>
      <text:p text:style-name="P2"><text:span text:style-name="T1">Output of Prompts from LLMs and their parts going into the final response.</text:span></text:p>
      <text:p text:style-name="P2"><text:span text:style-name="T1">&lt;Analysis&gt;</text:span></text:p>
      <text:p text:style-name="P2"><text:span text:style-name="T1">LLM1 Contributions:</text:span></text:p>
      <text:p text:style-name="P2"><text:span text:style-name="T1">- The introductory sentence mentioning Karma Yoga as a concept central to several Hindu scriptures, including the Bhagavad Gita, Vyadha Gita, Yoga Vasistha, and Tripura Rahasya.</text:span></text:p>
      <text:p text:style-name="P2"><text:span text:style-name="T1">- The idea that Karma Yoga in the Bhagavad Gita involves performing one's duty without attachment to the results.</text:span></text:p>
      <text:p text:style-name="P2"><text:span text:style-name="T1">- The mention of the Vyadha Gita as a section of the Bhagavata Purana telling the story of a hunter.</text:span></text:p>
      <text:p text:style-name="P2"><text:span text:style-name="T1">- The description of Karma Yoga in Yoga Vasistha as being tied to understanding the true nature of reality (Brahman) and the self (Atman).</text:span></text:p>
      <text:p text:style-name="P2"><text:span text:style-name="T1">- The mention of Tripura Rahasya as a philosophical text discussing the nature of the universe and the self.</text:span></text:p>
      <text:p text:style-name="P2"><text:span text:style-name="T1">LLM2 Contributions:</text:span></text:p>
      <text:p text:style-name="P2"><text:span text:style-name="T1">- The definition of Karma Yoga as the path of selfless action and service performed without attachment to the results, leading to spiritual growth and self-realization.</text:span></text:p>
      <text:p text:style-name="P2"><text:span text:style-name="T1">- The idea that Karma Yoga in the Bhagavad Gita is introduced by Lord Krishna to Arjuna as a way to attain peace and self-realization.</text:span></text:p>
      <text:p text:style-name="P2"><text:span text:style-name="T1">- The mention of Karma Yoga in Yoga Vasistham (Vasistha) as the path of action where one performs duties without attachment and with understanding of the transient nature of the world.</text:span></text:p>
      <text:p text:style-name="P2"><text:span text:style-name="T1">LLM3 Contributions:</text:span></text:p>
      <text:p text:style-name="P2"><text:span text:style-name="T1">- The definition of Karma Yoga as a path of self-liberation through selfless action, detachment, and the cultivation of inner wisdom.</text:span></text:p>
      <text:p text:style-name="P2"><text:span text:style-name="T1">- The structure of presenting Karma Yoga in each text separately.</text:span></text:p>
      <text:p text:style-name="P2"><text:span text:style-name="T1">- The description of Karma Yoga in the Bhagavad Gita as a conversation between Lord Krishna and Prince Arjuna.</text:span></text:p>
      <text:p text:style-name="P2"><text:span text:style-name="T1">- The explanation of Vyadha Gita as a discourse between a hunter (Vyadha) and sage Narada.</text:span></text:p>
      <text:p text:style-name="P2"><text:span text:style-name="T1">- The description of Yoga Vasistha as a discourse between sage Vasistha and Prince Rama.</text:span></text:p>
      <text:p text:style-name="P2"><text:span text:style-name="T1">- The mention of Tripura Rahasya as a mystical text delving into esoteric aspects of Hinduism.</text:span></text:p>
      <text:p text:style-name="P2"><text:span text:style-name="T1">- The idea that Karma Yoga in Tripura Rahasya is one of three primary paths to liberation.</text:span></text:p>
      <text:p text:style-name="P2"><text:span text:style-name="T1">LLM4 Contributions:</text:span></text:p>
      <text:p text:style-name="P2"><text:span text:style-name="T1">- The emphasis on performing duties without attachment to results across all texts.</text:span></text:p>
      <text:p text:style-name="P2"><text:span text:style-name="T1">- The idea that Karma Yoga leads to inner peace and spiritual growth.</text:span></text:p>
      <text:p text:style-name="P2"><text:span text:style-name="T1">Unique Elements in Final Response:</text:span></text:p>
      <text:p text:style-name="P2"><text:span text:style-name="T1">- The summary paragraph at the end, which synthesizes the key points about Karma Yoga from all the texts.</text:span></text:p>
      <text:p text:style-name="P2"><text:span text:style-name="T1">- The specific phrasing and organization of information, which seems to be a unique combination of elements from different LLM responses.</text:span></text:p>
      <text:p text:style-name="P2"><text:span text:style-name="T1">&lt;/Analysis&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6</meta:generator>
  </office:meta>
</office:document-meta>
</file>